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rsid="000bb81f" officeooo:paragraph-rsid="000bb81f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b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T MOET IN EEN DATABASE</text:span></text:p>
      <text:p text:style-name="Standard">Alcoholist</text:p>
      <text:list xml:id="list6375591161552694068" text:style-name="WWNum1">
        <text:list-item>
          <text:p text:style-name="P2">Pit Bier</text:p>
        </text:list-item>
        <text:list-item>
          <text:p text:style-name="P2">Wijn uit pak</text:p>
        </text:list-item>
        <text:list-item>
          <text:p text:style-name="P2">Port</text:p>
        </text:list-item>
      </text:list>
      <text:p text:style-name="Standard">Moeder</text:p>
      <text:list xml:id="list171505751595854" text:continue-numbering="true" text:style-name="WWNum1">
        <text:list-item>
          <text:p text:style-name="P2">alles</text:p>
        </text:list-item>
      </text:list>
      <text:p text:style-name="Standard">Student</text:p>
      <text:list xml:id="list171506252345902" text:continue-numbering="true" text:style-name="WWNum1">
        <text:list-item>
          <text:p text:style-name="P2"><text:span text:style-name="T2">Diepvriesp</text:span>izza</text:p>
        </text:list-item>
        <text:list-item>
          <text:p text:style-name="P2">Chips</text:p>
        </text:list-item>
        <text:list-item>
          <text:p text:style-name="P3">Bier</text:p>
        </text:list-item>
      </text:list>
      <text:p text:style-name="Standard">Bejaarde</text:p>
      <text:list xml:id="list171504662420378" text:continue-numbering="true" text:style-name="WWNum1">
        <text:list-item>
          <text:p text:style-name="P2">Rivella</text:p>
        </text:list-item>
        <text:list-item>
          <text:p text:style-name="P2">Magnum<text:bookmark text:name="_GoBack"/></text:p>
        </text:list-item>
        <text:list-item>
          <text:p text:style-name="P2">Snoep</text:p>
        </text:list-item>
      </text:list>
      <text:p text:style-name="Standard">Vader</text:p>
      <text:list xml:id="list171505490341550" text:continue-numbering="true" text:style-name="WWNum1">
        <text:list-item>
          <text:p text:style-name="P2">Vlees</text:p>
        </text:list-item>
        <text:list-item>
          <text:p text:style-name="P2">Krat Amstel</text:p>
        </text:list-item>
        <text:list-item>
          <text:p text:style-name="P2">Knakworstjes</text:p>
        </text:list-item>
      </text:list>
      <text:p text:style-name="Standard"/>
      <text:p text:style-name="Standard"><text:span text:style-name="T1">Klant</text:span></text:p>
      <text:p text:style-name="Standard">Klant komt in winkel</text:p>
      <text:p text:style-name="Standard">Welke groep?</text:p>
      <text:p text:style-name="Standard">Random voorkeursproduct</text:p>
      <text:p text:style-name="Standard">Verplaatst naar product</text:p>
      <text:p text:style-name="Standard">Verplaatst naar Kassa / random voorkeursproduct</text:p>
      <text:p text:style-name="Standard">Herhaal tot kassa </text:p>
      <text:p text:style-name="Standard"/>
      <text:p text:style-name="Standard"><text:span text:style-name="T1">Personeelslid</text:span></text:p>
      <text:p text:style-name="Standard">Personeel krijgt taak</text:p>
      <text:p text:style-name="Standard">Kassa afrekenen</text:p>
      <text:p text:style-name="Standard">Bijvullen wat leeg is / op raakt</text:p>
      <text:p text:style-name="Standard">Op afdeling staan (klant exact geven wat gevraagd wordt )</text:p>
      <text:p text:style-name="Standard"/>
      <text:p text:style-name="Standard"><text:span text:style-name="T1">Paden &amp; afdelingen</text:span></text:p>
      <text:p text:style-name="Standard"><text:soft-page-break/>Pad1 (ontbijtpad)</text:p>
      <text:list xml:id="list171505482595864" text:continue-numbering="true" text:style-name="WWNum1">
        <text:list-item>
          <text:p text:style-name="P2">Brood</text:p>
        </text:list-item>
        <text:list-item>
          <text:p text:style-name="P2">Jam</text:p>
        </text:list-item>
      </text:list>
      <text:p text:style-name="Standard">Pad2 (Vriezer)</text:p>
      <text:list xml:id="list171505043766780" text:continue-numbering="true" text:style-name="WWNum1">
        <text:list-item>
          <text:p text:style-name="P2">Magnum</text:p>
        </text:list-item>
        <text:list-item>
          <text:p text:style-name="P2">Pizza</text:p>
        </text:list-item>
      </text:list>
      <text:p text:style-name="Standard">Pad3 (dranken)</text:p>
      <text:list xml:id="list171505589234719" text:continue-numbering="true" text:style-name="WWNum1">
        <text:list-item>
          <text:p text:style-name="P2">Pit Bier</text:p>
        </text:list-item>
        <text:list-item>
          <text:p text:style-name="P2">Wijn uit pak</text:p>
        </text:list-item>
        <text:list-item>
          <text:p text:style-name="P2">Port</text:p>
        </text:list-item>
        <text:list-item>
          <text:p text:style-name="P2">Cola</text:p>
        </text:list-item>
        <text:list-item>
          <text:p text:style-name="P2">Rivella</text:p>
        </text:list-item>
        <text:list-item>
          <text:p text:style-name="P2">Krat Amstel</text:p>
        </text:list-item>
      </text:list>
      <text:p text:style-name="Standard">Pad4 (avond versnaperingen)</text:p>
      <text:list xml:id="list171504707059576" text:continue-numbering="true" text:style-name="WWNum1">
        <text:list-item>
          <text:p text:style-name="P2">Knakworstjes</text:p>
        </text:list-item>
        <text:list-item>
          <text:p text:style-name="P2">Chips</text:p>
        </text:list-item>
        <text:list-item>
          <text:p text:style-name="P2">snoep</text:p>
        </text:list-item>
      </text:list>
      <text:p text:style-name="Standard">Afdeling1 (groentes)</text:p>
      <text:list xml:id="list171505798073063" text:continue-numbering="true" text:style-name="WWNum1">
        <text:list-item>
          <text:p text:style-name="P2">Bloemkool</text:p>
        </text:list-item>
      </text:list>
      <text:p text:style-name="Standard">Afdeling2 (slager)</text:p>
      <text:list xml:id="list171505921854739" text:continue-numbering="true" text:style-name="WWNum1">
        <text:list-item>
          <text:p text:style-name="P2">Vlees</text:p>
        </text:list-item>
      </text:list>
      <text:p text:style-name="Standard"/>
      <text:p text:style-name="Standard"><text:span text:style-name="T1">Overige benodigdheden</text:span></text:p>
      <text:p text:style-name="Standard">4 kassa’s nodig waarvan 1 altijd geopend</text:p>
      <text:p text:style-name="Standard">6 personeelsleden</text:p>
      <text:p text:style-name="Standard">1 database met voorraadmutati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Schoffelmeer</meta:initial-creator>
    <meta:editing-cycles>2</meta:editing-cycles>
    <meta:creation-date>2015-10-19T12:26:00</meta:creation-date>
    <dc:date>2015-12-06T17:15:04.404729185</dc:date>
    <meta:editing-duration>PT21M23S</meta:editing-duration>
    <meta:generator>LibreOffice/4.4.6.3$Linux_X86_64 LibreOffice_project/40m0$Build-3</meta:generator>
    <meta:document-statistic meta:table-count="0" meta:image-count="0" meta:object-count="0" meta:page-count="2" meta:paragraph-count="57" meta:word-count="149" meta:character-count="810" meta:non-whitespace-character-count="7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